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text-properties officeooo:rsid="002346d1" officeooo:paragraph-rsid="002346d1"/>
    </style:style>
    <style:style style:name="P26" style:family="paragraph" style:parent-style-name="Standard">
      <style:text-properties officeooo:rsid="002346d1" officeooo:paragraph-rsid="00404a34"/>
    </style:style>
    <style:style style:name="P27" style:family="paragraph" style:parent-style-name="Standard">
      <style:text-properties fo:font-style="normal" officeooo:rsid="0023705b" officeooo:paragraph-rsid="0023705b" style:font-style-asian="normal" style:font-style-complex="normal"/>
    </style:style>
    <style:style style:name="P28" style:family="paragraph" style:parent-style-name="Standard">
      <style:text-properties officeooo:rsid="0024c286" officeooo:paragraph-rsid="0024c286"/>
    </style:style>
    <style:style style:name="P29" style:family="paragraph" style:parent-style-name="Standard">
      <style:text-properties officeooo:paragraph-rsid="0026a526"/>
    </style:style>
    <style:style style:name="P30" style:family="paragraph" style:parent-style-name="Standard">
      <style:text-properties officeooo:paragraph-rsid="0027d0c8"/>
    </style:style>
    <style:style style:name="P31" style:family="paragraph" style:parent-style-name="Text_20_body">
      <style:text-properties fo:language="en" fo:country="US"/>
    </style:style>
    <style:style style:name="P3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3" style:family="paragraph" style:parent-style-name="Text_20_body">
      <style:text-properties fo:language="en" fo:country="US" officeooo:paragraph-rsid="000dc6a3"/>
    </style:style>
    <style:style style:name="P34" style:family="paragraph" style:parent-style-name="Text_20_body">
      <style:text-properties officeooo:paragraph-rsid="000dc6a3"/>
    </style:style>
    <style:style style:name="P35" style:family="paragraph" style:parent-style-name="Text_20_body">
      <style:text-properties officeooo:paragraph-rsid="0026a526"/>
    </style:style>
    <style:style style:name="P36" style:family="paragraph" style:parent-style-name="Text_20_body">
      <style:text-properties officeooo:paragraph-rsid="0037faff"/>
    </style:style>
    <style:style style:name="P37" style:family="paragraph" style:parent-style-name="Text_20_body">
      <style:text-properties officeooo:paragraph-rsid="00399484"/>
    </style:style>
    <style:style style:name="P38" style:family="paragraph" style:parent-style-name="Picture">
      <style:text-properties fo:language="en" fo:country="US"/>
    </style:style>
    <style:style style:name="P39" style:family="paragraph" style:parent-style-name="Picture">
      <style:paragraph-properties fo:text-align="center" style:justify-single-word="false"/>
    </style:style>
    <style:style style:name="P40" style:family="paragraph" style:parent-style-name="Picture">
      <style:paragraph-properties fo:text-align="center" style:justify-single-word="false"/>
      <style:text-properties officeooo:paragraph-rsid="003b8497"/>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break-before="page"/>
    </style:style>
    <style:style style:name="P44" style:family="paragraph" style:parent-style-name="Standard" style:list-style-name="L1">
      <style:text-properties fo:language="en" fo:country="US"/>
    </style:style>
    <style:style style:name="P45" style:family="paragraph" style:parent-style-name="Standard" style:list-style-name="L6">
      <style:text-properties fo:language="en" fo:country="US"/>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7"/>
    <style:style style:name="P51" style:family="paragraph" style:parent-style-name="Standard" style:list-style-name="L8"/>
    <style:style style:name="P52" style:family="paragraph" style:parent-style-name="Heading_20_4">
      <style:text-properties officeooo:paragraph-rsid="000dc6a3"/>
    </style:style>
    <style:style style:name="P53" style:family="paragraph" style:parent-style-name="Heading_20_4">
      <style:text-properties officeooo:paragraph-rsid="0026a526"/>
    </style:style>
    <style:style style:name="P54" style:family="paragraph" style:parent-style-name="Heading_20_4">
      <style:text-properties fo:language="en" fo:country="US"/>
    </style:style>
    <style:style style:name="P55" style:family="paragraph" style:parent-style-name="Heading_20_4">
      <style:paragraph-properties fo:break-before="page"/>
    </style:style>
    <style:style style:name="P56" style:family="paragraph" style:parent-style-name="Heading_20_4">
      <style:paragraph-properties fo:break-before="page"/>
      <style:text-properties fo:language="en" fo:country="US" officeooo:paragraph-rsid="0020360d"/>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language="en" fo:country="US"/>
    </style:style>
    <style:style style:name="P59" style:family="paragraph" style:parent-style-name="Heading_20_3">
      <style:paragraph-properties fo:break-before="page"/>
      <style:text-properties fo:language="en" fo:country="US" officeooo:paragraph-rsid="000dc6a3"/>
    </style:style>
    <style:style style:name="P60"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Heading_20_2">
      <style:paragraph-properties fo:break-before="page"/>
      <style:text-properties fo:language="en" fo:country="US"/>
    </style:style>
    <style:style style:name="P7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0"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300a5"/>
    </style:style>
    <style:style style:name="T12" style:family="text">
      <style:text-properties officeooo:rsid="0023705b"/>
    </style:style>
    <style:style style:name="T13" style:family="text">
      <style:text-properties officeooo:rsid="002571c5"/>
    </style:style>
    <style:style style:name="T14" style:family="text">
      <style:text-properties officeooo:rsid="001312b8"/>
    </style:style>
    <style:style style:name="T15" style:family="text">
      <style:text-properties officeooo:rsid="004bab67"/>
    </style:style>
    <style:style style:name="T16" style:family="text">
      <style:text-properties officeooo:rsid="004d305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3"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0" text:outline-level="1">Maps of level 6 - Cal</text:h>
      <text:p text:style-name="P31">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6" draw:name="Image1" text:anchor-type="as-char" svg:width="13.391cm" style:rel-width="100%" svg:height="14.769cm" style:rel-height="scale" draw:z-index="2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1">ID</text:p>
                </table:table-cell>
                <table:table-cell table:style-name="Table49.B1" office:value-type="string">
                  <text:p text:style-name="P41">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1715015849" text:style-name="L1">
        <text:list-item>
          <text:p text:style-name="P44">Guild: RGBA(100, 140, 255, 0.6) <text:span text:style-name="T2">⬛</text:span></text:p>
        </text:list-item>
        <text:list-item>
          <text:p text:style-name="P44">Barrack RGBA(255, 215, 150, 0.6) <text:span text:style-name="T3">⬛</text:span></text:p>
        </text:list-item>
        <text:list-item>
          <text:p text:style-name="P44">Port RGBA(255, 180, 150, 0.6) <text:span text:style-name="T4">⬛</text:span></text:p>
        </text:list-item>
        <text:list-item>
          <text:p text:style-name="P44">Fountain RGBA(200, 255, 150, 0.6) <text:span text:style-name="T5">⬛</text:span></text:p>
        </text:list-item>
      </text:list>
      <text:h text:style-name="P78" text:outline-level="2">Explorable shops with findable objects</text:h>
      <text:p text:style-name="Text_20_body">Some buildings in the city have explorable areas accessible from the road. They are abandoned shops since despair took possession of the city. They are recognizable because they have a semi-open entrance door. Within these stores you can find rewards, with the exception of a workshop that contains a tool for a character. For this reason all the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60203698" text:style-name="L2">
        <text:list-item>
          <text:p text:style-name="P46">1 of exotic and special clothes:</text:p>
          <text:list>
            <text:list-item>
              <text:p text:style-name="P46">Drop MC (Markl) in the NO sector.</text:p>
            </text:list-item>
          </text:list>
        </text:list-item>
        <text:list-item>
          <text:p text:style-name="P46">3 are small bookshops:</text:p>
          <text:list>
            <text:list-item>
              <text:p text:style-name="P46">Books on ancient civilization (one shop per sector).</text:p>
            </text:list-item>
          </text:list>
        </text:list-item>
        <text:list-item>
          <text:p text:style-name="P46">2 are tool shops:</text:p>
          <text:list>
            <text:list-item>
              <text:p text:style-name="P46">Ancient civilization tools (in SO and SE).</text:p>
            </text:list-item>
          </text:list>
        </text:list-item>
        <text:list-item>
          <text:p text:style-name="P46">3 are pottery shops:</text:p>
          <text:list>
            <text:list-item>
              <text:p text:style-name="P46">Pot, vase and ancient civilization bowl (one shop per sector).</text:p>
            </text:list-item>
          </text:list>
        </text:list-item>
        <text:list-item>
          <text:p text:style-name="P46">1 is an arms shop:</text:p>
          <text:list>
            <text:list-item>
              <text:p text:style-name="P46">Old ancient civilization weapon (sector NO).</text:p>
            </text:list-item>
          </text:list>
        </text:list-item>
        <text:list-item>
          <text:p text:style-name="P46">2 are collectibles shops:</text:p>
          <text:list>
            <text:list-item>
              <text:p text:style-name="P46">Ancient currency (SE sector).</text:p>
            </text:list-item>
            <text:list-item>
              <text:p text:style-name="P4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23"><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24"><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25"><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26"><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79" text:outline-level="2">Outside the walls</text:h>
      <text:p text:style-name="P3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ext:span text:style-name="T15">T</text:span>here is an iron gate that blocks the road to the east entrance, but can be opened later by concluding a secondary mission. There is a reward on the roof of tunnel 17, you can get there by jumping from the <text:span text:style-name="T16">panorama</text:span>.</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7"><draw:text-box fo:min-height="13.162cm"><text:p text:style-name="Picture"><draw:frame draw:style-name="fr16" draw:name="Image18" text:anchor-type="as-char" svg:width="13.391cm" style:rel-width="100%" svg:height="13.162cm" style:rel-height="scale" draw:z-index="28"><draw:image xlink:href="../../Resources/Levels/Radme/Cal/Blueprints/Outside%20the%20walls/citadel.png" xlink:type="simple" xlink:show="embed" xlink:actuate="onLoad" loext:mime-type="image/png"/></draw:frame><text:span text:style-name="T1"><text:line-break/></text:span>Picture <text:sequence text:ref-name="refPicture1" text:name="Picture" text:formula="ooow:Picture+1" style:num-format="1">2</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41">ID</text:p>
                </table:table-cell>
                <table:table-cell table:style-name="Table51.B1" office:value-type="string">
                  <text:p text:style-name="P41">Description</text:p>
                </table:table-cell>
              </table:table-row>
              <table:table-row>
                <table:table-cell table:style-name="Table51.A2" office:value-type="string">
                  <text:p text:style-name="P3"><draw:frame draw:style-name="fr18" draw:name="Image21" text:anchor-type="as-char" svg:width="0.499cm" svg:height="0.499cm" draw:z-index="29"><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58" text:outline-level="3">The secret entrance 1</text:h>
      <text:p text:style-name="P31"><draw:frame draw:style-name="fr2" draw:name="Frame26" text:anchor-type="paragraph" svg:y="0cm" svg:width="8.999cm" draw:z-index="4"><draw:text-box fo:min-height="7.241cm"><text:p text:style-name="Picture"><draw:frame draw:style-name="fr16" draw:name="Image2" text:anchor-type="as-char" svg:width="8.999cm" style:rel-width="100%" svg:height="7.241cm" style:rel-height="scale" draw:z-index="30"><draw:image xlink:href="../../Resources/Levels/Radme/Cal/Blueprints/Market/Tower/tower.png" xlink:type="simple" xlink:show="embed" xlink:actuate="onLoad" loext:mime-type="image/png"/></draw:frame><text:span text:style-name="T1"><text:line-break/></text:span>Picture <text:sequence text:ref-name="refPicture2"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31"><draw:text-box fo:min-height="15.45cm"><text:p text:style-name="Picture"><draw:frame draw:style-name="fr16" draw:name="Image13" text:anchor-type="as-char" svg:width="10.62cm" style:rel-width="100%" svg:height="15.45cm" style:rel-height="scale" draw:z-index="32"><draw:image xlink:href="../../Resources/Levels/Radme/Cal/Blueprints/Outside%20the%20walls/tower.png" xlink:type="simple" xlink:show="embed" xlink:actuate="onLoad" loext:mime-type="image/png"/></draw:frame><text:span text:style-name="T1"><text:line-break/></text:span>Picture <text:sequence text:ref-name="refPicture3"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1">ID</text:p>
                      </table:table-cell>
                      <table:table-cell table:style-name="Table52.B1" office:value-type="string">
                        <text:p text:style-name="P41">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33"><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0">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34"><draw:text-box fo:min-height="9.01cm"><text:p text:style-name="Picture"><draw:frame draw:style-name="fr19" draw:name="Image48" text:anchor-type="as-char" svg:width="9.999cm" style:rel-width="100%" svg:height="9.01cm" style:rel-height="scale" draw:z-index="35"><draw:image xlink:href="../../Resources/Puzzles/puzzles-A_1.jpg" xlink:type="simple" xlink:show="embed" xlink:actuate="onLoad" loext:mime-type="image/jpeg"/></draw:frame><text:span text:style-name="T1"><text:line-break/></text:span>Picture <text:sequence text:ref-name="refPicture4"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1">Puzzle prop.</text:p>
                  </table:table-cell>
                  <table:table-cell table:style-name="Table36.B1" office:value-type="string">
                    <text:p text:style-name="P41">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6"><draw:text-box fo:min-height="8.042cm"><text:p text:style-name="Picture"><draw:frame draw:style-name="fr19" draw:name="Image76" text:anchor-type="as-char" svg:width="8.999cm" style:rel-width="100%" svg:height="8.042cm" style:rel-height="scale" draw:z-index="37"><draw:image xlink:href="../../Resources/Puzzles/puzzles-A_2.jpg" xlink:type="simple" xlink:show="embed" xlink:actuate="onLoad" loext:mime-type="image/jpeg"/></draw:frame><text:span text:style-name="T1"><text:line-break/></text:span>Picture <text:sequence text:ref-name="refPicture5" text:name="Picture" text:formula="ooow:Picture+1" style:num-format="1">6</text:sequence>: Solution</text:p></draw:text-box></draw:frame></text:p>
          </table:table-cell>
        </table:table-row>
      </table:table>
      <text:p text:style-name="Standard"/>
      <text:h text:style-name="P78"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6"><draw:text-box fo:min-height="13.16cm"><text:p text:style-name="Picture"><draw:frame draw:style-name="fr16" draw:name="Image19" text:anchor-type="as-char" svg:width="13.391cm" style:rel-width="100%" svg:height="13.16cm" style:rel-height="scale" draw:z-index="47"><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1">ID</text:p>
                </table:table-cell>
                <table:table-cell table:style-name="Table54.B1" office:value-type="string">
                  <text:p text:style-name="P41">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59" text:outline-level="3">The tavern</text:h>
                  <text:p text:style-name="P3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52" text:outline-level="4">Lights</text:h>
                  <text:p text:style-name="P34">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48"><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1">ID</text:p>
                      </table:table-cell>
                      <table:table-cell table:style-name="Table61.B1" office:value-type="string">
                        <text:p text:style-name="P41">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1">Room</text:p>
                </table:table-cell>
                <table:table-cell table:style-name="Table55.A1" office:value-type="string">
                  <text:p text:style-name="P41">Enemies</text:p>
                </table:table-cell>
                <table:table-cell table:style-name="Table55.C1" office:value-type="string">
                  <text:p text:style-name="P41">Damage to T.</text:p>
                </table:table-cell>
                <table:table-cell table:style-name="Table55.A1" office:value-type="string">
                  <text:p text:style-name="P41">Damage of T.</text:p>
                </table:table-cell>
                <table:table-cell table:style-name="Table55.C1" office:value-type="string">
                  <text:p text:style-name="P41">DPT (T., E.) / HP E.</text:p>
                </table:table-cell>
                <table:table-cell table:style-name="Table55.A1" office:value-type="string">
                  <text:p text:style-name="P41">DPT (E., T.) / HP T.</text:p>
                </table:table-cell>
                <table:table-cell table:style-name="Table55.C1" office:value-type="string">
                  <text:p text:style-name="P41">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1">I</text:span>n this first battle the enemies are weak but numerous. <text:span text:style-name="T11">W</text:span>ithout area attacks the clash may not <text:span text:style-name="T11">have</text:span> a quick conclusion, and the team could get hurt.</text:p>
      <text:h text:style-name="P57" text:outline-level="3">Escape on the roofs</text:h>
      <text:p text:style-name="P31">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9"><draw:text-box fo:min-height="13.03cm"><text:p text:style-name="Picture"><draw:frame draw:style-name="fr16" draw:name="Image5" text:anchor-type="as-char" svg:width="13.391cm" style:rel-width="100%" svg:height="13.03cm" style:rel-height="scale" draw:z-index="50"><draw:image xlink:href="../../Resources/Levels/Radme/Cal/Blueprints/Boroughs/Boroughs/Boroughs%20-%20roofs.png" xlink:type="simple" xlink:show="embed" xlink:actuate="onLoad" loext:mime-type="image/png"/></draw:frame><text:span text:style-name="T1"><text:line-break/></text:span>Picture <text:sequence text:ref-name="refPicture7" text:name="Picture" text:formula="ooow:Picture+1" style:num-format="1">8</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1">ID</text:p>
                </table:table-cell>
                <table:table-cell table:style-name="Table21.B1" office:value-type="string">
                  <text:p text:style-name="P41">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51"><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5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1">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2"><draw:text-box fo:min-height="18.733cm"><text:p text:style-name="Picture"><draw:frame draw:style-name="fr16" draw:name="Image7" text:anchor-type="as-char" svg:width="13.391cm" style:rel-width="100%" svg:height="18.733cm" style:rel-height="scale" draw:z-index="53"><draw:image xlink:href="../../Resources/Levels/Radme/Cal/Blueprints/Boroughs/Base/Base.png" xlink:type="simple" xlink:show="embed" xlink:actuate="onLoad" loext:mime-type="image/png"/></draw:frame><text:span text:style-name="T1"><text:line-break/></text:span>Picture <text:sequence text:ref-name="refPicture8" text:name="Picture" text:formula="ooow:Picture+1" style:num-format="1">9</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41">ID</text:p>
                </table:table-cell>
                <table:table-cell table:style-name="Table27.B1" office:value-type="string">
                  <text:p text:style-name="P41">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1" draw:name="Image23" text:anchor-type="as-char" svg:width="0.499cm" svg:height="0.499cm" draw:z-index="54"><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8" draw:name="Image24" text:anchor-type="as-char" svg:width="0.499cm" svg:height="0.499cm" draw:z-index="55"><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draw:frame draw:style-name="fr4" draw:name="Frame4" text:anchor-type="as-char" svg:width="5.611cm" draw:z-index="56"><draw:text-box fo:min-height="5.745cm"><text:p text:style-name="Picture"><draw:frame draw:style-name="fr19" draw:name="Image3" text:anchor-type="as-char" svg:width="5.611cm" style:rel-width="100%" svg:height="5.745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6"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h text:style-name="Heading_20_4" text:outline-level="4">Ancient Puzzle</text:h>
      <text:p text:style-name="P37">To access the sewers you need to solve a puzzle. <text:span text:style-name="T1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6"><text:span text:style-name="T14"><draw:frame draw:style-name="fr1" draw:name="Frame6" text:anchor-type="as-char" svg:width="5.189cm" draw:z-index="58"><draw:text-box fo:min-height="4.001cm"><text:p text:style-name="Picture"><draw:frame draw:style-name="fr19" draw:name="Image41" text:anchor-type="as-char" svg:width="5.189cm" style:rel-width="100%" svg:height="4.001cm" style:rel-height="scale" draw:z-index="59"><draw:image xlink:href="../../Resources/Puzzles/puzzles-C1.jpg" xlink:type="simple" xlink:show="embed" xlink:actuate="onLoad" loext:mime-type="image/jpeg"/></draw:frame><text:span text:style-name="T1"><text:line-break/></text:span>Picture <text:sequence text:ref-name="refPicture11" text:name="Picture" text:formula="ooow:Picture+1" style:num-format="1">12</text:sequence>: Sewer access puzzle</text:p></draw:text-box></draw:frame></text:span><text:span text:style-name="T14"><draw:frame draw:style-name="fr5" draw:name="Frame36" text:anchor-type="as-char" svg:width="5.189cm" draw:z-index="60"><draw:text-box fo:min-height="4.001cm"><text:p text:style-name="Picture"><draw:frame draw:style-name="fr19" draw:name="Image42" text:anchor-type="as-char" svg:width="5.189cm" style:rel-width="100%" svg:height="4.001cm" style:rel-height="scale" draw:z-index="61"><draw:image xlink:href="../../Resources/Puzzles/puzzles-C2.jpg" xlink:type="simple" xlink:show="embed" xlink:actuate="onLoad" loext:mime-type="image/jpeg"/></draw:frame><text:span text:style-name="T1"><text:line-break/></text:span>Picture <text:sequence text:ref-name="refPicture12" text:name="Picture" text:formula="ooow:Picture+1" style:num-format="1">13</text:sequence>: Solution</text:p></draw:text-box></draw:frame></text:span><text:span text:style-name="T14"><draw:frame draw:style-name="fr6" draw:name="Frame37" text:anchor-type="as-char" svg:width="4.001cm" draw:z-index="62"><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1">Puzzle prop.</text:p></table:table-cell><table:table-cell table:style-name="Table14.B1" office:value-type="string"><text:p text:style-name="P41">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57"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63"><draw:text-box fo:min-height="5.6cm" fo:min-width="13.388cm"><text:p text:style-name="P40"><draw:frame draw:style-name="fr22" draw:name="Image26" text:anchor-type="paragraph" svg:width="7.99cm" svg:height="5.001cm" draw:z-index="64"><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1">ID</text:p>
                </table:table-cell>
                <table:table-cell table:style-name="Table23.B1" office:value-type="string">
                  <text:p text:style-name="P41">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6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66"><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67"><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6">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2">Room</text:p>
          </table:table-cell>
          <table:table-cell table:style-name="Tabella11.A1" office:value-type="string">
            <text:p text:style-name="P42">Enemies</text:p>
          </table:table-cell>
          <table:table-cell table:style-name="Tabella11.C1" office:value-type="string">
            <text:p text:style-name="P42">Damage to T.</text:p>
          </table:table-cell>
          <table:table-cell table:style-name="Tabella11.A1" office:value-type="string">
            <text:p text:style-name="P42">Damage of T.</text:p>
          </table:table-cell>
          <table:table-cell table:style-name="Tabella11.C1" office:value-type="string">
            <text:p text:style-name="P42">DPT (T., E.) / HP E.</text:p>
          </table:table-cell>
          <table:table-cell table:style-name="Tabella11.A1" office:value-type="string">
            <text:p text:style-name="P42">DPT (E., T.) / HP T.</text:p>
          </table:table-cell>
          <table:table-cell table:style-name="Tabella11.C1" office:value-type="string">
            <text:p text:style-name="P42">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3">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3">11</text:span></text:p>
          </table:table-cell>
          <table:table-cell table:style-name="Tabella11.A2" office:value-type="string">
            <text:p text:style-name="P5">0.1<text:span text:style-name="T13">48</text:span></text:p>
          </table:table-cell>
          <table:table-cell table:style-name="Tabella11.C2" office:value-type="string">
            <text:p text:style-name="P5">-0.<text:span text:style-name="T13">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53" text:outline-level="4">Ancient puzzle</text:h>
            <text:p text:style-name="P35">To access to from Cal to the east citadel you need to solve the ancient puzzle 2.</text:p>
            <text:p text:style-name="P29">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68"><draw:text-box fo:min-height="6.512cm"><text:p text:style-name="Picture"><draw:frame draw:style-name="fr19" draw:name="Image55" text:anchor-type="as-char" svg:width="6.701cm" style:rel-width="100%" svg:height="6.512cm" style:rel-height="scale" draw:z-index="69"><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ext:p text:style-name="P41"><draw:frame draw:style-name="fr1" draw:name="Frame12" text:anchor-type="as-char" svg:width="6.699cm" draw:z-index="70"><draw:text-box fo:min-height="6.71cm"><text:p text:style-name="Picture"><draw:frame draw:style-name="fr19" draw:name="Image56" text:anchor-type="as-char" svg:width="6.699cm" style:rel-width="100%" svg:height="6.71cm" style:rel-height="scale" draw:z-index="71"><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1">Puzzle prop.</text:p>
                  </table:table-cell>
                  <table:table-cell table:style-name="Table35.B1" office:value-type="string">
                    <text:p text:style-name="P41">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78" text:outline-level="2">Port area</text:h>
      <text:p text:style-name="P3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2"><draw:text-box fo:min-height="12.779cm"><text:p text:style-name="Picture"><draw:frame draw:style-name="fr16" draw:name="Image33" text:anchor-type="as-char" svg:width="13.386cm" style:rel-width="100%" svg:height="12.779cm" style:rel-height="scale" draw:z-index="73"><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1">ID</text:p>
                </table:table-cell>
                <table:table-cell table:style-name="Table12.B1" office:value-type="string">
                  <text:p text:style-name="P41">Description</text:p>
                </table:table-cell>
              </table:table-row>
              <table:table-row>
                <table:table-cell table:style-name="Table12.A2" office:value-type="string">
                  <text:p text:style-name="P3"><draw:frame draw:style-name="fr18" draw:name="Image44" text:anchor-type="as-char" svg:width="0.499cm" svg:height="0.589cm" draw:z-index="7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7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76"><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77"><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57" text:outline-level="3">The port</text:h>
      <text:p text:style-name="P3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78"><draw:text-box><text:p text:style-name="P38"><draw:frame draw:style-name="fr23" draw:name="Image11" text:anchor-type="as-char" svg:width="16.36cm" svg:height="18cm" draw:z-index="79"><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78" text:outline-level="2">Market area</text:h>
      <text:p text:style-name="P3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0"><draw:text-box fo:min-height="14.483cm"><text:p text:style-name="Picture"><draw:frame draw:style-name="fr16" draw:name="Image25" text:anchor-type="as-char" svg:width="13.386cm" style:rel-width="100%" svg:height="14.483cm" style:rel-height="scale" draw:z-index="81"><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1">ID</text:p>
                </table:table-cell>
                <table:table-cell table:style-name="Table15.B1" office:value-type="string">
                  <text:p text:style-name="P41">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82"><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8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84"><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85"><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8" text:outline-level="3">The barrack</text:h>
      <text:p text:style-name="P3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4" text:outline-level="4">Barrack’s dormitory</text:h>
      <table:table table:name="Table6" table:style-name="Table6">
        <table:table-column table:style-name="Table6.A"/>
        <table:table-column table:style-name="Table6.B"/>
        <table:table-row>
          <table:table-cell table:style-name="Table6.A1" office:value-type="string">
            <text:p text:style-name="P3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6"><draw:text-box fo:min-height="17.064cm"><text:p text:style-name="Picture"><draw:frame draw:style-name="fr16" draw:name="Image30" text:anchor-type="as-char" svg:width="9.5cm" style:rel-width="100%" svg:height="17.064cm" style:rel-height="scale" draw:z-index="87"><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8" draw:name="Frame10" text:anchor-type="as-char" svg:width="19.001cm" draw:z-index="88"><draw:text-box fo:min-height="11.772cm"><text:p text:style-name="Picture"><draw:frame draw:style-name="fr16" draw:name="Image10" text:anchor-type="as-char" svg:width="19.001cm" style:rel-width="100%" svg:height="11.772cm" style:rel-height="scale" draw:z-index="89"><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1">ID</text:p>
                  </table:table-cell>
                  <table:table-cell table:style-name="Table17.B1" office:value-type="string">
                    <text:p text:style-name="P41">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213321004" text:style-name="L3">
        <text:list-item>
          <text:p text:style-name="P47">Movement speed of the soldiers: 5 km/h</text:p>
        </text:list-item>
        <text:list-item>
          <text:p text:style-name="P47">Soldier E5: time to reach the other point of his journey: 13 m→9.8 s</text:p>
        </text:list-item>
        <text:list-item>
          <text:p text:style-name="P47">Soldier E4: time to reach the other point of his journey: 9 m→6.8 s</text:p>
        </text:list-item>
        <text:list-item>
          <text:p text:style-name="P47"><text:soft-page-break/>Soldier E1: time to reach the other point of his journey: 13.5 m→10.17 s</text:p>
        </text:list-item>
        <text:list-item>
          <text:p text:style-name="P47">Soldier E6: time to reach the other point of his journey: 9 m→6.8 s</text:p>
        </text:list-item>
        <text:list-item>
          <text:p text:style-name="P47">Markl’s movement speed: 8 km/h</text:p>
        </text:list-item>
      </text:list>
      <text:p text:style-name="Standard">Soldiers have two positions during patrolling:</text:p>
      <text:list xml:id="list3472564583" text:style-name="L4">
        <text:list-item>
          <text:p text:style-name="P48">The alpha position that is the initial position of each soldier in which they are found when entering the building.</text:p>
        </text:list-item>
        <text:list-item>
          <text:p text:style-name="P4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010365993" text:style-name="L5">
        <text:list-item>
          <text:p text:style-name="P49">The E4 soldier when he has to go from alpha to beta (so in his path from top to bottom) starts to move 2 seconds before the others.</text:p>
        </text:list-item>
        <text:list-item>
          <text:p text:style-name="P49">The E6 soldier when he has to go from alpha to beta (so in his path from bottom to top) starts moving 2 seconds after E1 started from his alpha position.</text:p>
        </text:list-item>
        <text:list-item>
          <text:p text:style-name="P49">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56" text:outline-level="4"><draw:frame draw:style-name="fr9" draw:name="Frame23" text:anchor-type="paragraph" svg:x="10.291cm" svg:y="0cm" svg:width="8.781cm" draw:z-index="5"><draw:text-box fo:min-height="12cm"><text:p text:style-name="Picture"><draw:frame draw:style-name="fr19" draw:name="Image29" text:anchor-type="as-char" svg:width="8.781cm" style:rel-width="100%" svg:height="12cm" style:rel-height="scale" draw:z-index="38"><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Barrack’s Armory</text:h>
            <text:p text:style-name="P3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3"/>
          </table:table-cell>
        </table:table-row>
        <table:table-row>
          <table:table-cell table:style-name="Table5.A1" office:value-type="string">
            <text:p text:style-name="P43"/>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20" draw:name="Image12" text:anchor-type="as-char" svg:width="10.961cm" svg:height="7.519cm" draw:z-index="39"><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1">ID</text:p>
                      </table:table-cell>
                      <table:table-cell table:style-name="Table18.B1" office:value-type="string">
                        <text:p text:style-name="P41">Description</text:p>
                      </table:table-cell>
                    </table:table-row>
                    <table:table-row table:style-name="Table18.2">
                      <table:table-cell table:style-name="Table18.A2" office:value-type="string">
                        <text:p text:style-name="P3"><draw:frame draw:style-name="fr18" draw:name="Image66" text:anchor-type="as-char" svg:width="0.469cm" svg:height="0.6cm" draw:z-index="40"><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41"><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42"><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43"><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44"><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45"><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31"/>
          </table:table-cell>
        </table:table-row>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1">Room</text:p>
                </table:table-cell>
                <table:table-cell table:style-name="Table56.A1" office:value-type="string">
                  <text:p text:style-name="P41">Enemies</text:p>
                </table:table-cell>
                <table:table-cell table:style-name="Table56.C1" office:value-type="string">
                  <text:p text:style-name="P41">Damage to T.</text:p>
                </table:table-cell>
                <table:table-cell table:style-name="Table56.A1" office:value-type="string">
                  <text:p text:style-name="P41">Damage of T.</text:p>
                </table:table-cell>
                <table:table-cell table:style-name="Table56.C1" office:value-type="string">
                  <text:p text:style-name="P41">DPT (T., E.) / HP E.</text:p>
                </table:table-cell>
                <table:table-cell table:style-name="Table56.A1" office:value-type="string">
                  <text:p text:style-name="P41">DPT (E., T.) / HP T.</text:p>
                </table:table-cell>
                <table:table-cell table:style-name="Table56.C1" office:value-type="string">
                  <text:p text:style-name="P41">Difficulty</text:p>
                </table:table-cell>
                <table:table-cell table:style-name="Table56.C1" office:value-type="string">
                  <text:p text:style-name="P41">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p text:style-name="Text_20_body"/>
      <text:h text:style-name="P58" text:outline-level="3">The alchemist’s guild</text:h>
      <text:p text:style-name="P31">The alchemist’s guild is based in the city’s tower. Here the team will have to recover the book of the ancient language. There are two puzzles to solve:</text:p>
      <text:list xml:id="list1380659615" text:style-name="L6">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6"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6"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10" draw:name="Frame15" text:anchor-type="paragraph" svg:width="19.001cm" draw:z-index="0"><draw:text-box fo:min-height="14.226cm"><text:p text:style-name="Picture"><draw:frame draw:style-name="fr16"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31">The mini-games that the player must overcome to collect objects on the two floors are multiple and increase in difficulty in the highest floor of the tower. The typologies are: </text:p>
      <text:list xml:id="list1430763972" text:style-name="L7">
        <text:list-item>
          <text:p text:style-name="P50">Break locks to open doors, exploiting the talent of Markl</text:p>
        </text:list-item>
        <text:list-item>
          <text:p text:style-name="P50">Move crates that block the road and use them as riser to reach objects placed on top of some columns through the power of Sophie to command objects</text:p>
        </text:list-item>
        <text:list-item>
          <text:p text:style-name="P5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1" draw:name="Frame39" text:anchor-type="as-char" svg:width="9.5cm" style:rel-width="100%" svg:height="8.331cm" style:rel-height="scale-min" draw:z-index="95"><draw:text-box><text:p text:style-name="Picture"><draw:frame draw:style-name="fr24" draw:name="graphics1" text:anchor-type="as-char" svg:width="9.497cm" style:rel-width="100%" svg:height="7.729cm" style:rel-height="scale" draw:z-index="96"><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1" draw:name="Frame40" text:anchor-type="as-char" svg:width="9.5cm" style:rel-width="100%" svg:height="8.149cm" style:rel-height="scale-min" draw:z-index="97"><draw:text-box><text:p text:style-name="Picture"><draw:frame draw:style-name="fr24" draw:name="graphics2" text:anchor-type="as-char" svg:width="9.497cm" style:rel-width="100%" svg:height="7.729cm" style:rel-height="scale" draw:z-index="98"><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12" draw:name="Frame31" text:anchor-type="paragraph" svg:width="4.89cm" draw:z-index="3"><draw:text-box fo:min-height="7.999cm"><text:p text:style-name="Picture"><draw:frame draw:style-name="fr16" draw:name="Image50" text:anchor-type="as-char" svg:width="4.89cm" style:rel-width="100%" svg:height="7.999cm" style:rel-height="scale" draw:z-index="99"><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1">Puzzle prop.</text:p>
          </table:table-cell>
          <table:table-cell table:style-name="Table48.B1" office:value-type="string">
            <text:p text:style-name="P41">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5" text:outline-level="4">Levers puzzle</text:h>
      <table:table table:name="Table7" table:style-name="Table7">
        <table:table-column table:style-name="Table7.A"/>
        <table:table-column table:style-name="Table7.B"/>
        <table:table-row>
          <table:table-cell table:style-name="Table7.A1" office:value-type="string">
            <text:p text:style-name="P3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500622927" text:style-name="L8">
              <text:list-item>
                <text:p text:style-name="P51">Library that goes up → number up.</text:p>
              </text:list-item>
              <text:list-item>
                <text:p text:style-name="P51">Library that drops → number down.</text:p>
              </text:list-item>
            </text:list>
          </table:table-cell>
          <table:table-cell table:style-name="Table7.A1" table:number-rows-spanned="2" office:value-type="string">
            <text:p text:style-name="Table_20_Contents"><draw:frame draw:style-name="fr13" draw:name="Frame25" text:anchor-type="as-char" svg:y="-17.754cm" svg:width="11.513cm" draw:z-index="100"><draw:text-box fo:min-height="18.494cm"><text:p text:style-name="Picture"><draw:frame draw:style-name="fr16" draw:name="Image17" text:anchor-type="as-char" svg:width="11.513cm" style:rel-width="100%" svg:height="18.494cm" style:rel-height="scale" draw:z-index="10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1">Puzzle prop.</text:p>
                </table:table-cell>
                <table:table-cell table:style-name="Table47.B1" office:value-type="string">
                  <text:p text:style-name="P41">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14" draw:name="Frame18" text:anchor-type="as-char" svg:width="5.205cm" draw:z-index="102"><draw:text-box fo:min-height="6.006cm"><text:p text:style-name="P39"><draw:frame draw:style-name="fr23" draw:name="Image31" text:anchor-type="as-char" svg:width="4.9cm" svg:height="4.821cm" draw:z-index="10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78" text:outline-level="2">The sewers</text:h>
      <text:p text:style-name="P3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4"><draw:text-box fo:min-height="11.488cm"><text:p text:style-name="Picture"><draw:frame draw:style-name="fr16" draw:name="Image9" text:anchor-type="as-char" svg:width="13.391cm" style:rel-width="100%" svg:height="11.488cm" style:rel-height="scale" draw:z-index="105"><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41">ID</text:p>
                </table:table-cell>
                <table:table-cell table:style-name="Table31.B1" office:value-type="string">
                  <text:p text:style-name="P41">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8" draw:name="Image74" text:anchor-type="as-char" svg:width="0.499cm" svg:height="0.499cm" draw:z-index="106"><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8" draw:name="Image71" text:anchor-type="as-char" svg:width="0.699cm" svg:height="0.699cm" draw:z-index="107"><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8" draw:name="Image72" text:anchor-type="as-char" svg:width="0.699cm" svg:height="0.699cm" draw:z-index="108"><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8" draw:name="Image73" text:anchor-type="as-char" svg:width="0.699cm" svg:height="0.699cm" draw:z-index="109"><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1">Room</text:p>
                </table:table-cell>
                <table:table-cell table:style-name="Table57.A1" office:value-type="string">
                  <text:p text:style-name="P41">Enemies</text:p>
                </table:table-cell>
                <table:table-cell table:style-name="Table57.C1" office:value-type="string">
                  <text:p text:style-name="P41">Damage to T.</text:p>
                </table:table-cell>
                <table:table-cell table:style-name="Table57.A1" office:value-type="string">
                  <text:p text:style-name="P41">Damage of T.</text:p>
                </table:table-cell>
                <table:table-cell table:style-name="Table57.C1" office:value-type="string">
                  <text:p text:style-name="P41">DPT (T., E.) / HP E.</text:p>
                </table:table-cell>
                <table:table-cell table:style-name="Table57.A1" office:value-type="string">
                  <text:p text:style-name="P41">DPT (E., T.) / HP T.</text:p>
                </table:table-cell>
                <table:table-cell table:style-name="Table57.C1" office:value-type="string">
                  <text:p text:style-name="P41">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5">The fight with 20 rats and the mud monster are the most dangerous of the level, and <text:span text:style-name="T12">are</text:span> accurately described in the “fight pre-analysis / <text:span text:style-name="T12">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10"><draw:image xlink:href="../../Resources/Levels/Radme/Cal/Blueprints/icone%20mappa/levaSU.png" xlink:type="simple" xlink:show="embed" xlink:actuate="onLoad" loext:mime-type="image/png"/></draw:frame>) and 1 down (<draw:frame draw:style-name="fr21" draw:name="Image53" text:anchor-type="as-char" svg:width="0.499cm" svg:height="0.499cm" draw:z-index="111"><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2"><draw:text-box fo:min-height="4.21cm"><text:p text:style-name="Picture"><draw:frame draw:style-name="fr16" draw:name="Image58" text:anchor-type="as-char" svg:width="14cm" style:rel-width="100%" svg:height="4.21cm" style:rel-height="scale" draw:z-index="113"><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1">Puzzle prop.</text:p>
                </table:table-cell>
                <table:table-cell table:style-name="Table42.B1" office:value-type="string">
                  <text:p text:style-name="P41">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508040219" text:style-name="L9">
              <text:list-item>
                <text:p text:style-name="P60">0 → 1:</text:p>
                <text:list>
                  <text:list-item>
                    <text:p text:style-name="P60">B0 = 1</text:p>
                  </text:list-item>
                  <text:list-item>
                    <text:p text:style-name="P60">B1 = 0</text:p>
                  </text:list-item>
                </text:list>
              </text:list-item>
              <text:list-item>
                <text:p text:style-name="P60">1 → 0:</text:p>
                <text:list>
                  <text:list-item>
                    <text:p text:style-name="P60">B0 = 0</text:p>
                  </text:list-item>
                  <text:list-item>
                    <text:p text:style-name="P60">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1134517" text:style-name="L10">
              <text:list-item>
                <text:p text:style-name="P61">0 → 1:</text:p>
                <text:list>
                  <text:list-item>
                    <text:p text:style-name="P61">B0 = B0 - 0.5</text:p>
                  </text:list-item>
                  <text:list-item>
                    <text:p text:style-name="P61">B1 = B1 + 0.5</text:p>
                  </text:list-item>
                </text:list>
              </text:list-item>
              <text:list-item>
                <text:p text:style-name="P61">1 → 0:</text:p>
                <text:list>
                  <text:list-item>
                    <text:p text:style-name="P61">B0 = + 0.5</text:p>
                  </text:list-item>
                  <text:list-item>
                    <text:p text:style-name="P61">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562054422" text:style-name="L11">
              <text:list-item>
                <text:p text:style-name="P62">0 → 1:</text:p>
                <text:list>
                  <text:list-item>
                    <text:p text:style-name="P62">B0 = 0</text:p>
                  </text:list-item>
                  <text:list-item>
                    <text:p text:style-name="P62">B1 = 1</text:p>
                  </text:list-item>
                </text:list>
              </text:list-item>
              <text:list-item>
                <text:p text:style-name="P62"><text:soft-page-break/>1 → 0:</text:p>
                <text:list>
                  <text:list-item>
                    <text:p text:style-name="P62">B0 = 1</text:p>
                  </text:list-item>
                  <text:list-item>
                    <text:p text:style-name="P62">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20821049582791" text:continue-numbering="true" text:style-name="L11">
              <text:list-item>
                <text:p text:style-name="P62">0 → 1:</text:p>
                <text:list>
                  <text:list-item>
                    <text:p text:style-name="P62">B0 = B0 + 0.5</text:p>
                  </text:list-item>
                  <text:list-item>
                    <text:p text:style-name="P62">B1 = B1 – 0.5</text:p>
                  </text:list-item>
                </text:list>
              </text:list-item>
              <text:list-item>
                <text:p text:style-name="P62">1 → 0:</text:p>
                <text:list>
                  <text:list-item>
                    <text:p text:style-name="P62">B0 = B0 - 0.5</text:p>
                  </text:list-item>
                  <text:list-item>
                    <text:p text:style-name="P62">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080414397" text:style-name="L12">
              <text:list-item>
                <text:p text:style-name="P63">B0 = B0 + 1 = 1 (can be crossed swimming)</text:p>
              </text:list-item>
              <text:list-item>
                <text:p text:style-name="P63">B1 = B1 – 1 = 0</text:p>
              </text:list-item>
              <text:list-item>
                <text:p text:style-name="P6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767144265" text:style-name="L13">
              <text:list-item>
                <text:p text:style-name="P64">B0 = B0 – 1 = 0</text:p>
              </text:list-item>
              <text:list-item>
                <text:p text:style-name="P64">B1 = B1 + 1 = 1 (can be crossed swimming)</text:p>
              </text:list-item>
              <text:list-item>
                <text:p text:style-name="P6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518666790" text:style-name="L14">
              <text:list-item>
                <text:p text:style-name="P65">B0 = B0 + 0.5 = 0,5 </text:p>
              </text:list-item>
              <text:list-item>
                <text:p text:style-name="P65">B1 = B1 – 0,5 = 0,5</text:p>
              </text:list-item>
              <text:list-item>
                <text:p text:style-name="P65">Rope throw from floor where is L3 to floor where is L2(necessary to overcome the basins which is half full when he pull down the lever)</text:p>
              </text:list-item>
              <text:list-item>
                <text:p text:style-name="P65">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964667837" text:style-name="L15">
              <text:list-item>
                <text:p text:style-name="P66">B0 = B0 + 0,5 = 1 (can be crossed swimming)</text:p>
              </text:list-item>
              <text:list-item>
                <text:p text:style-name="P66">B1 = B1 – 0,5 = 0</text:p>
              </text:list-item>
              <text:list-item>
                <text:p text:style-name="P66">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4"><draw:text-box fo:min-height="7.28cm"><text:p text:style-name="Picture"><draw:frame draw:style-name="fr16" draw:name="Image59" text:anchor-type="as-char" svg:width="10.749cm" style:rel-width="100%" svg:height="7.28cm" style:rel-height="scale" draw:z-index="115"><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1">Puzzle prop.</text:p>
                </table:table-cell>
                <table:table-cell table:style-name="Table44.B1" office:value-type="string">
                  <text:p text:style-name="P41">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41">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0822577315690" text:continue-list="list1508040219" text:style-name="L9">
              <text:list-item>
                <text:p text:style-name="P60">0 → 1:</text:p>
                <text:list>
                  <text:list-item>
                    <text:p text:style-name="P60">B0 = 0</text:p>
                  </text:list-item>
                  <text:list-item>
                    <text:p text:style-name="P60">B1 = 0.5</text:p>
                  </text:list-item>
                  <text:list-item>
                    <text:p text:style-name="P60">B2 = 0.5</text:p>
                  </text:list-item>
                </text:list>
              </text:list-item>
              <text:list-item>
                <text:p text:style-name="P60">1 → 0:</text:p>
                <text:list>
                  <text:list-item>
                    <text:p text:style-name="P60">B0 = 1</text:p>
                  </text:list-item>
                  <text:list-item>
                    <text:p text:style-name="P60">B1 = 0</text:p>
                  </text:list-item>
                  <text:list-item>
                    <text:p text:style-name="P60">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439762151" text:style-name="L16">
              <text:list-item>
                <text:p text:style-name="P67">Without stick</text:p>
              </text:list-item>
              <text:list-item>
                <text:p text:style-name="P67">When the stick is rescue → state = 0</text:p>
              </text:list-item>
            </text:list>
          </table:table-cell>
          <table:table-cell table:style-name="Tabella5.C3" office:value-type="string">
            <text:list xml:id="list382345838" text:style-name="L17">
              <text:list-item>
                <text:p text:style-name="P68">0 → 1:</text:p>
                <text:list>
                  <text:list-item>
                    <text:p text:style-name="P68">B0 = 0</text:p>
                  </text:list-item>
                  <text:list-item>
                    <text:p text:style-name="P68">B1 = B1 + 0.5</text:p>
                  </text:list-item>
                  <text:list-item>
                    <text:p text:style-name="P68">B2 = B2 – 0.5</text:p>
                  </text:list-item>
                </text:list>
              </text:list-item>
              <text:list-item>
                <text:p text:style-name="P68">1 → 0:</text:p>
                <text:list>
                  <text:list-item>
                    <text:p text:style-name="P68">B0 = 0</text:p>
                  </text:list-item>
                  <text:list-item>
                    <text:p text:style-name="P68">B1 = B1 – 0.5</text:p>
                  </text:list-item>
                  <text:list-item>
                    <text:p text:style-name="P68">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902756509" text:style-name="L18">
              <text:list-item>
                <text:p text:style-name="P69">0 → 1:</text:p>
                <text:list>
                  <text:list-item>
                    <text:p text:style-name="P69">Door closes</text:p>
                  </text:list-item>
                </text:list>
              </text:list-item>
              <text:list-item>
                <text:p text:style-name="P69">1 → 0:</text:p>
                <text:list>
                  <text:list-item>
                    <text:p text:style-name="P69">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774893387" text:style-name="L19">
              <text:list-item>
                <text:p text:style-name="P70">B0 = B0 – 1 = 0</text:p>
              </text:list-item>
              <text:list-item>
                <text:p text:style-name="P70"><text:soft-page-break/>B1 = B1 + 0, 5 =0.5</text:p>
              </text:list-item>
              <text:list-item>
                <text:p text:style-name="P70">B2 =B2 + 0.5 = 0, 5</text:p>
              </text:list-item>
              <text:list-item>
                <text:p text:style-name="P70">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741746990" text:style-name="L20">
              <text:list-item>
                <text:p text:style-name="P71">B0 = 0</text:p>
              </text:list-item>
              <text:list-item>
                <text:p text:style-name="P71">B1 = B1 + 0.5 = 1 (can be crossed swimming)</text:p>
              </text:list-item>
              <text:list-item>
                <text:p text:style-name="P71">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01827899" text:style-name="L21">
              <text:list-item>
                <text:p text:style-name="P72">Door opens</text:p>
              </text:list-item>
              <text:list-item>
                <text:p text:style-name="P72">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822547967" text:style-name="L22">
              <text:list-item>
                <text:p text:style-name="P73">B0 = 0</text:p>
              </text:list-item>
              <text:list-item>
                <text:p text:style-name="P73">B1 = B1 – 0.5 = 0</text:p>
              </text:list-item>
              <text:list-item>
                <text:p text:style-name="P73">B2 = B2 + 0.5 = 1 (can be crossed swimming)</text:p>
              </text:list-item>
              <text:list-item>
                <text:p text:style-name="P73">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6"><draw:text-box fo:min-height="11.381cm"><text:p text:style-name="Picture"><draw:frame draw:style-name="fr16" draw:name="Image60" text:anchor-type="as-char" svg:width="9.952cm" style:rel-width="100%" svg:height="11.381cm" style:rel-height="scale" draw:z-index="118"><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1">Puzzle prop.</text:p>
                </table:table-cell>
                <table:table-cell table:style-name="Table46.B1" office:value-type="string">
                  <text:p text:style-name="P41">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41">Max capacity</text:p>
          </table:table-cell>
          <table:table-cell table:style-name="Tabella8.C1" office:value-type="string">
            <text:p text:style-name="P8">Time</text:p>
          </table:table-cell>
          <table:table-cell table:style-name="Tabella8.C1" office:value-type="string">
            <text:p text:style-name="P8">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0821576534822" text:continue-list="list220822577315690" text:style-name="L9">
              <text:list-item>
                <text:p text:style-name="P60">0 → 1:</text:p>
                <text:list>
                  <text:list-item>
                    <text:p text:style-name="P60">B0 = B0 + 1,5 </text:p>
                  </text:list-item>
                  <text:list-item>
                    <text:p text:style-name="P60">B1 = 0</text:p>
                  </text:list-item>
                  <text:list-item>
                    <text:p text:style-name="P60">B2 = B2 – 1,5 </text:p>
                  </text:list-item>
                </text:list>
              </text:list-item>
              <text:list-item>
                <text:p text:style-name="P60">1 → 0:</text:p>
                <text:list>
                  <text:list-item>
                    <text:p text:style-name="P60">B0 = B0 – 1,5 </text:p>
                  </text:list-item>
                  <text:list-item>
                    <text:p text:style-name="P60">B1 = 0</text:p>
                  </text:list-item>
                  <text:list-item>
                    <text:p text:style-name="P60">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122806150" text:style-name="L23">
              <text:list-item>
                <text:p text:style-name="P74">0 → 1:</text:p>
                <text:list>
                  <text:list-item>
                    <text:p text:style-name="P74">B0 = B0 – 1 </text:p>
                  </text:list-item>
                  <text:list-item>
                    <text:p text:style-name="P74">B1 = B1 + 0.5 </text:p>
                  </text:list-item>
                  <text:list-item>
                    <text:p text:style-name="P74">B2 = B2 + 0.5 </text:p>
                  </text:list-item>
                </text:list>
              </text:list-item>
              <text:list-item>
                <text:p text:style-name="P74">1 → 0:</text:p>
                <text:list>
                  <text:list-item>
                    <text:p text:style-name="P74">B0 = B0 + 1 </text:p>
                  </text:list-item>
                  <text:list-item>
                    <text:p text:style-name="P74">B1 = B1 – 0.5 </text:p>
                  </text:list-item>
                  <text:list-item>
                    <text:p text:style-name="P74">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49856472" text:style-name="L24">
              <text:list-item>
                <text:p text:style-name="P75">B0 = B0 + 1,5 = 1,5 (can be crossed swimming)</text:p>
              </text:list-item>
              <text:list-item>
                <text:p text:style-name="P75">B1 = 0</text:p>
              </text:list-item>
              <text:list-item>
                <text:p text:style-name="P75">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47054055" text:style-name="L25">
              <text:list-item>
                <text:p text:style-name="P76">B0 = B0 – 1 = 0,5</text:p>
              </text:list-item>
              <text:list-item>
                <text:p text:style-name="P76">B1 = 0.5 (can be crossed swimming)</text:p>
              </text:list-item>
              <text:list-item>
                <text:p text:style-name="P76">B2 = B2 + 0,5 = 1</text:p>
              </text:list-item>
              <text:list-item>
                <text:p text:style-name="P76">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602859070" text:style-name="L26">
              <text:list-item>
                <text:p text:style-name="P77">B0 = B0 – 0,5 = 0 </text:p>
              </text:list-item>
              <text:list-item>
                <text:p text:style-name="P77">B1 = 0,5 </text:p>
              </text:list-item>
              <text:list-item>
                <text:p text:style-name="P77">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20822656409694" text:continue-numbering="true" text:style-name="L26">
              <text:list-item>
                <text:p text:style-name="P77">B0 = B0 + 1,5 = 1,5 (can be crossed swimming)</text:p>
              </text:list-item>
              <text:list-item>
                <text:p text:style-name="P77">B1 = 0,5 </text:p>
              </text:list-item>
              <text:list-item>
                <text:p text:style-name="P77">B2 = B2 - 1,5 = 0</text:p>
              </text:list-item>
              <text:list-item>
                <text:p text:style-name="P77">The team could reach B2's ground throw down the rope near the edge. </text:p>
              </text:list-item>
            </text:list>
          </table:table-cell>
        </table:table-row>
      </table:table>
      <text:p text:style-name="Text_20_body"/>
      <text:h text:style-name="P7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5" draw:name="Frame27" text:anchor-type="as-char" svg:width="12.801cm" draw:z-index="7"><draw:text-box fo:min-height="11.689cm"><text:p text:style-name="Picture"><draw:frame draw:style-name="fr16"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5" draw:name="Frame28" text:anchor-type="as-char" svg:width="6.001cm" draw:z-index="9"><draw:text-box fo:min-height="12.76cm"><text:p text:style-name="Picture"><draw:frame draw:style-name="fr16" draw:name="Image47" text:anchor-type="as-char" svg:width="5.997cm" style:rel-width="100%" svg:height="12.539cm" style:rel-height="scale" draw:z-index="117"><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31"/>
          </table:table-cell>
          <table:covered-table-cell/>
        </table:table-row>
        <text:soft-page-break/>
        <table:table-row>
          <table:table-cell table:style-name="Table9.A1" office:value-type="string">
            <text:p text:style-name="Table_20_Contents"><draw:frame draw:style-name="fr3" draw:name="Frame11" text:anchor-type="as-char" svg:width="13.601cm" draw:z-index="10"><draw:text-box fo:min-height="15.48cm"><text:p text:style-name="Picture"><draw:frame draw:style-name="fr16" draw:name="Image6" text:anchor-type="as-char" svg:width="13.301cm" style:rel-width="100%" svg:height="14.289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1">ID</text:p>
                  </table:table-cell>
                  <table:table-cell table:style-name="Table10.B1" office:value-type="string">
                    <text:p text:style-name="P41">Description</text:p>
                  </table:table-cell>
                </table:table-row>
              </table:table-header-rows>
              <table:table-row>
                <table:table-cell table:style-name="Table10.A2" office:value-type="string">
                  <text:p text:style-name="P3"><draw:frame draw:style-name="fr18" draw:name="Image39" text:anchor-type="as-char" svg:width="0.4cm" svg:height="0.49cm" draw:z-index="1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13"><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14"><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41"/>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1"><text:soft-page-break/>Room</text:p>
                  </table:table-cell>
                  <table:table-cell table:style-name="Table59.A1" office:value-type="string">
                    <text:p text:style-name="P41">Enemies</text:p>
                  </table:table-cell>
                  <table:table-cell table:style-name="Table59.C1" office:value-type="string">
                    <text:p text:style-name="P41">Damage to <text:span text:style-name="T7">T.</text:span></text:p>
                  </table:table-cell>
                  <table:table-cell table:style-name="Table59.A1" office:value-type="string">
                    <text:p text:style-name="P41">Damage of <text:span text:style-name="T7">T.</text:span></text:p>
                  </table:table-cell>
                  <table:table-cell table:style-name="Table59.C1" office:value-type="string">
                    <text:p text:style-name="P41">DPT (<text:span text:style-name="T7">T., E.</text:span>) / HP <text:span text:style-name="T7">E.</text:span></text:p>
                  </table:table-cell>
                  <table:table-cell table:style-name="Table59.A1" office:value-type="string">
                    <text:p text:style-name="P41">DPT (<text:span text:style-name="T7">E., T.</text:span>) / HP <text:span text:style-name="T7">T.</text:span></text:p>
                  </table:table-cell>
                  <table:table-cell table:style-name="Table59.C1" office:value-type="string">
                    <text:p text:style-name="P41">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7">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5"><draw:text-box fo:min-height="12.448cm"><text:p text:style-name="Picture"><draw:frame draw:style-name="fr16" draw:name="Image57" text:anchor-type="as-char" svg:width="14cm" style:rel-width="100%" svg:height="12.448cm" style:rel-height="scale" draw:z-index="16"><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1">Puzzle prop.</text:p>
                  </table:table-cell>
                  <table:table-cell table:style-name="Table40.B1" office:value-type="string">
                    <text:p text:style-name="P41">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8" text:outline-level="3">The prisons of the castle</text:h>
      <table:table table:name="Table4" table:style-name="Table4">
        <table:table-column table:style-name="Table4.A"/>
        <table:table-column table:style-name="Table4.B"/>
        <table:table-row>
          <table:table-cell table:style-name="Table4.A1" office:value-type="string">
            <text:p text:style-name="P3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7"><draw:text-box fo:min-height="22.059cm"><text:p text:style-name="Picture"><draw:frame draw:style-name="fr16" draw:name="Image4" text:anchor-type="as-char" svg:width="7.001cm" style:rel-width="100%" svg:height="22.059cm" style:rel-height="scale" draw:z-index="18"><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9"><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1">ID</text:p>
                      </table:table-cell>
                      <table:table-cell table:style-name="Table62.B1" office:value-type="string">
                        <text:p text:style-name="P41">Description</text:p>
                      </table:table-cell>
                    </table:table-row>
                    <table:table-row>
                      <table:table-cell table:style-name="Table62.A2" office:value-type="string">
                        <text:p text:style-name="P3"><draw:frame draw:style-name="fr18" draw:name="Image28" text:anchor-type="as-char" svg:width="0.4cm" svg:height="0.49cm" draw:z-index="20"><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21"><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1">Room</text:p>
                </table:table-cell>
                <table:table-cell table:style-name="Table58.A1" office:value-type="string">
                  <text:p text:style-name="P41">Enemies</text:p>
                </table:table-cell>
                <table:table-cell table:style-name="Table58.C1" office:value-type="string">
                  <text:p text:style-name="P41">Damage to T.</text:p>
                </table:table-cell>
                <table:table-cell table:style-name="Table58.A1" office:value-type="string">
                  <text:p text:style-name="P41">Damage of T.</text:p>
                </table:table-cell>
                <table:table-cell table:style-name="Table58.C1" office:value-type="string">
                  <text:p text:style-name="P41">DPT (T., E.) / HP E.</text:p>
                </table:table-cell>
                <table:table-cell table:style-name="Table58.A1" office:value-type="string">
                  <text:p text:style-name="P41">DPT (E., T.) / HP T.</text:p>
                </table:table-cell>
                <table:table-cell table:style-name="Table58.C1" office:value-type="string">
                  <text:p text:style-name="P41">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8">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22:08:17.477000000</dc:date>
    <meta:editing-duration>P1DT10H6M23S</meta:editing-duration>
    <meta:editing-cycles>818</meta:editing-cycles>
    <meta:generator>LibreOffice/6.1.2.1$Windows_X86_64 LibreOffice_project/65905a128db06ba48db947242809d14d3f9a93fe</meta:generator>
    <dc:creator>Michele Maione</dc:creator>
    <meta:document-statistic meta:table-count="72" meta:image-count="79" meta:object-count="0" meta:page-count="34" meta:paragraph-count="1117" meta:word-count="7382" meta:character-count="37727" meta:non-whitespace-character-count="31479"/>
    <meta:template xlink:type="simple" xlink:actuate="onRequest" xlink:title="" xlink:href="../MasterGameDesignDocument.odm" meta:date="2018-12-28T17:59:39.040000000"/>
  </office:meta>
</office:document-meta>
</file>